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4b1" officeooo:paragraph-rsid="001354b1"/>
    </style:style>
    <style:style style:name="P2" style:family="paragraph" style:parent-style-name="Standard">
      <style:text-properties fo:language="uk" fo:country="UA" officeooo:rsid="001354b1" officeooo:paragraph-rsid="001354b1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51250"/>
    </style:style>
    <style:style style:name="T4" style:family="text">
      <style:text-properties fo:language="en" fo:country="US" officeooo:rsid="00151250"/>
    </style:style>
    <style:style style:name="T5" style:family="text">
      <style:text-properties fo:language="uk" fo:country="UA" officeooo:rsid="0015d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А ) <text:span text:style-name="T1">Kernal – </text:span><text:span text:style-name="T2">це ядро</text:span> системи <text:s text:c="2"/>головна частина <text:s/><text:span text:style-name="T1">Linux <text:s text:c="2"/></text:span><text:span text:style-name="T2">яка керує апаратними ресурсами </text:span><text:span text:style-name="T3">(проц,</text:span><text:span text:style-name="T4">ram </text:span><text:span text:style-name="T3">)</text:span><text:span text:style-name="T2"> та взаємодіє </text:span><text:span text:style-name="T5">тає посередждником </text:span><text:span text:style-name="T2">між <text:s/>обладнанням програмами,</text:span><text:span text:style-name="T5">бібліотеками <text:s/>та утилітами</text:span></text:p>
      <text:p text:style-name="P2"/>
      <text:p text:style-name="P2">б) Бібліотека Це набір <text:s text:c="2"/>попередньо написаного <text:s/>коду/функцій <text:s/>які програми можуть багаторазово використовувати <text:s/>щоб не писати <text:s/>все з нуля <text:s/><text:line-break/><text:line-break/>с) Стандартний <text:s/>набір <text:s/>програм/функціоналу, який потрібнний <text:s/>для керування <text:s/>ос <text:s/>, копіювання файлів , <text:s/>моніторинг процесів налаштування мережі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9:15:42.576822400</meta:creation-date>
    <dc:date>2025-10-13T19:29:45.123483600</dc:date>
    <meta:editing-duration>PT3M49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" meta:word-count="59" meta:character-count="471" meta:non-whitespace-character-count="388"/>
  </office:meta>
</office:document-meta>
</file>